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Helvetica" svg:font-family="Helvetica"/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475cm" table:align="left"/>
    </style:style>
    <style:style style:name="表格1.A" style:family="table-column">
      <style:table-column-properties style:column-width="3.141cm"/>
    </style:style>
    <style:style style:name="表格1.B" style:family="table-column">
      <style:table-column-properties style:column-width="2.401cm"/>
    </style:style>
    <style:style style:name="表格1.C" style:family="table-column">
      <style:table-column-properties style:column-width="3.882cm"/>
    </style:style>
    <style:style style:name="表格1.D" style:family="table-column">
      <style:table-column-properties style:column-width="4.094cm"/>
    </style:style>
    <style:style style:name="表格1.E" style:family="table-column">
      <style:table-column-properties style:column-width="2.956cm"/>
    </style:style>
    <style:style style:name="表格1.A1" style:family="table-cell">
      <style:table-cell-properties fo:background-color="#555555" fo:padding="0.079cm" fo:border="1pt solid #555555">
        <style:background-image/>
      </style:table-cell-properties>
    </style:style>
    <style:style style:name="表格1.B1" style:family="table-cell">
      <style:table-cell-properties fo:background-color="#555555" fo:padding-left="0cm" fo:padding-right="0.079cm" fo:padding-top="0.079cm" fo:padding-bottom="0.079cm" fo:border-left="none" fo:border-right="1pt solid #555555" fo:border-top="1pt solid #555555" fo:border-bottom="1pt solid #555555">
        <style:background-image/>
      </style:table-cell-properties>
    </style:style>
    <style:style style:name="表格1.A2" style:family="table-cell">
      <style:table-cell-properties fo:background-color="#ffffff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1.B2" style:family="table-cell">
      <style:table-cell-properties fo:background-color="#ffffff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表格1.A3" style:family="table-cell">
      <style:table-cell-properties fo:background-color="#f6f4f0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1.B3" style:family="table-cell">
      <style:table-cell-properties fo:background-color="#f6f4f0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887cm"/>
    </style:style>
    <style:style style:name="表格2.B" style:family="table-column">
      <style:table-column-properties style:column-width="1.462cm"/>
    </style:style>
    <style:style style:name="表格2.C" style:family="table-column">
      <style:table-column-properties style:column-width="6.034cm"/>
    </style:style>
    <style:style style:name="表格2.D" style:family="table-column">
      <style:table-column-properties style:column-width="3.489cm"/>
    </style:style>
    <style:style style:name="表格2.E" style:family="table-column">
      <style:table-column-properties style:column-width="3.127cm"/>
    </style:style>
    <style:style style:name="表格2.A1" style:family="table-cell">
      <style:table-cell-properties fo:background-color="#555555" fo:padding="0.079cm" fo:border="1pt solid #555555">
        <style:background-image/>
      </style:table-cell-properties>
    </style:style>
    <style:style style:name="表格2.B1" style:family="table-cell">
      <style:table-cell-properties fo:background-color="#555555" fo:padding-left="0cm" fo:padding-right="0.079cm" fo:padding-top="0.079cm" fo:padding-bottom="0.079cm" fo:border-left="none" fo:border-right="1pt solid #555555" fo:border-top="1pt solid #555555" fo:border-bottom="1pt solid #555555">
        <style:background-image/>
      </style:table-cell-properties>
    </style:style>
    <style:style style:name="表格2.A2" style:family="table-cell">
      <style:table-cell-properties fo:background-color="#ffffff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2.B2" style:family="table-cell">
      <style:table-cell-properties fo:background-color="#ffffff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表格2.A3" style:family="table-cell">
      <style:table-cell-properties fo:background-color="#f6f4f0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2.B3" style:family="table-cell">
      <style:table-cell-properties fo:background-color="#f6f4f0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3.501cm"/>
    </style:style>
    <style:style style:name="表格3.B" style:family="table-column">
      <style:table-column-properties style:column-width="4.198cm"/>
    </style:style>
    <style:style style:name="表格3.C" style:family="table-column">
      <style:table-column-properties style:column-width="9.301cm"/>
    </style:style>
    <style:style style:name="表格3.A1" style:family="table-cell">
      <style:table-cell-properties fo:background-color="#555555" fo:padding="0.079cm" fo:border="1pt solid #555555">
        <style:background-image/>
      </style:table-cell-properties>
    </style:style>
    <style:style style:name="表格3.B1" style:family="table-cell">
      <style:table-cell-properties fo:background-color="#555555" fo:padding-left="0cm" fo:padding-right="0.079cm" fo:padding-top="0.079cm" fo:padding-bottom="0.079cm" fo:border-left="none" fo:border-right="1pt solid #555555" fo:border-top="1pt solid #555555" fo:border-bottom="1pt solid #555555">
        <style:background-image/>
      </style:table-cell-properties>
    </style:style>
    <style:style style:name="表格3.A2" style:family="table-cell">
      <style:table-cell-properties fo:background-color="#ffffff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3.B2" style:family="table-cell">
      <style:table-cell-properties fo:background-color="#ffffff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表格3.A3" style:family="table-cell">
      <style:table-cell-properties fo:background-color="#f6f4f0" fo:padding-left="0.132cm" fo:padding-right="0.132cm" fo:padding-top="0cm" fo:padding-bottom="0.185cm" fo:border-left="1pt solid #d4d4d4" fo:border-right="1pt solid #d4d4d4" fo:border-top="none" fo:border-bottom="1pt solid #d4d4d4">
        <style:background-image/>
      </style:table-cell-properties>
    </style:style>
    <style:style style:name="表格3.B3" style:family="table-cell">
      <style:table-cell-properties fo:background-color="#f6f4f0" fo:padding-left="0cm" fo:padding-right="0.132cm" fo:padding-top="0cm" fo:padding-bottom="0.185cm" fo:border-left="none" fo:border-right="1pt solid #d4d4d4" fo:border-top="none" fo:border-bottom="1pt solid #d4d4d4">
        <style:background-image/>
      </style:table-cell-properties>
    </style:style>
    <style:style style:name="P1" style:family="paragraph" style:parent-style-name="Text_20_body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color="#ff0000" fo:font-size="16pt" officeooo:rsid="001ec523" officeooo:paragraph-rsid="001ec523" style:font-size-asian="16pt" style:language-asian="zh" style:country-asian="CN" style:font-size-complex="16pt"/>
    </style:style>
    <style:style style:name="P4" style:family="paragraph" style:parent-style-name="Text_20_body">
      <style:text-properties fo:color="#ff0000" fo:font-size="16pt" officeooo:rsid="00209f5f" officeooo:paragraph-rsid="00209f5f" style:font-size-asian="16pt" style:language-asian="zh" style:country-asian="CN" style:font-size-complex="16pt"/>
    </style:style>
    <style:style style:name="P5" style:family="paragraph" style:parent-style-name="Text_20_body">
      <style:text-properties fo:color="#ff0000" fo:font-size="18pt" officeooo:rsid="00215181" officeooo:paragraph-rsid="002175f0" style:font-name-asian="Helvetica" style:font-size-asian="18pt" style:language-asian="zh" style:country-asian="CN" style:font-weight-asian="bold" style:font-size-complex="18p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847cm" fo:background-color="#ffffff"/>
      <style:text-properties fo:font-size="16pt" style:font-size-asian="16pt" style:font-size-complex="16pt"/>
    </style:style>
    <style:style style:name="P7" style:family="paragraph" style:parent-style-name="Text_20_body">
      <loext:graphic-properties draw:fill="solid" draw:fill-color="#ffffff" draw:opacity="100%"/>
      <style:paragraph-properties fo:margin-left="2.27cm" fo:margin-right="0cm" fo:margin-top="0cm" fo:margin-bottom="0cm" loext:contextual-spacing="false" style:line-height-at-least="0.847cm" fo:text-indent="-2.27cm" style:auto-text-indent="false" fo:background-color="#ffffff"/>
      <style:text-properties fo:font-size="16pt" style:font-size-asian="16pt" style:font-size-complex="16pt"/>
    </style:style>
    <style:style style:name="P8" style:family="paragraph" style:parent-style-name="Text_20_body">
      <loext:graphic-properties draw:fill="solid" draw:fill-color="#ffffff" draw:opacity="100%"/>
      <style:paragraph-properties fo:margin-top="0.053cm" fo:margin-bottom="0.053cm" loext:contextual-spacing="false" style:line-height-at-least="0.762cm" fo:background-color="#ffffff"/>
      <style:text-properties fo:color="#ff0000" fo:font-size="18pt" officeooo:rsid="00209f5f" officeooo:paragraph-rsid="00209f5f" style:font-name-asian="Helvetica" style:font-size-asian="18pt" style:language-asian="zh" style:country-asian="CN" style:font-weight-asian="bold" style:font-size-complex="18pt"/>
    </style:style>
    <style:style style:name="P9" style:family="paragraph" style:parent-style-name="Standard">
      <style:text-properties fo:font-size="18.25pt" style:font-size-asian="16pt" style:font-size-complex="18.25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Heading_20_1">
      <style:text-properties fo:font-size="18.25pt" style:font-size-asian="16pt" style:font-size-complex="18.25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Heading_20_2">
      <style:text-properties fo:color="#333333" fo:font-size="18pt" style:font-name-asian="Helvetica" style:font-size-asian="18pt" style:font-weight-asian="bold" style:font-size-complex="18pt"/>
    </style:style>
    <style:style style:name="P14" style:family="paragraph" style:parent-style-name="Heading_20_2">
      <loext:graphic-properties draw:fill="solid" draw:fill-color="#ffffff" draw:opacity="100%"/>
      <style:paragraph-properties fo:margin-top="0.053cm" fo:margin-bottom="0.053cm" loext:contextual-spacing="false" style:line-height-at-least="0.762cm" fo:background-color="#ffffff"/>
      <style:text-properties fo:color="#333333" fo:font-size="18pt" style:font-name-asian="Helvetica" style:font-size-asian="18pt" style:font-weight-asian="bold" style:font-size-complex="18pt"/>
    </style:style>
    <style:style style:name="P15" style:family="paragraph" style:parent-style-name="Table_20_Contents">
      <style:paragraph-properties fo:margin-top="0cm" fo:margin-bottom="0.499cm" loext:contextual-spacing="false"/>
    </style:style>
    <style:style style:name="P16" style:family="paragraph" style:parent-style-name="Table_20_Contents">
      <style:paragraph-properties fo:margin-top="0cm" fo:margin-bottom="0.499cm" loext:contextual-spacing="false"/>
      <style:text-properties fo:color="#ffffff" style:font-name-asian="Helvetica" style:font-size-asian="9pt" style:font-weight-asian="bold"/>
    </style:style>
    <style:style style:name="P17" style:family="paragraph" style:parent-style-name="Table_20_Contents">
      <style:paragraph-properties fo:margin-top="0cm" fo:margin-bottom="0.499cm" loext:contextual-spacing="false"/>
      <style:text-properties fo:color="#333333"/>
    </style:style>
    <style:style style:name="P18" style:family="paragraph" style:parent-style-name="Table_20_Contents">
      <style:paragraph-properties fo:margin-top="0cm" fo:margin-bottom="0.499cm" loext:contextual-spacing="false"/>
      <style:text-properties fo:color="#333333" style:font-name="Helvetica" fo:font-size="9pt"/>
    </style:style>
    <style:style style:name="P19" style:family="paragraph" style:parent-style-name="Table_20_Contents">
      <style:paragraph-properties fo:margin-top="0cm" fo:margin-bottom="0.499cm" loext:contextual-spacing="false"/>
      <style:text-properties fo:color="#333333" style:font-name-asian="Helvetica" style:font-size-asian="9pt"/>
    </style:style>
    <style:style style:name="P20" style:family="paragraph" style:parent-style-name="Table_20_Contents">
      <style:paragraph-properties fo:margin-top="0cm" fo:margin-bottom="0.499cm" loext:contextual-spacing="false"/>
      <style:text-properties fo:color="#ff0000" style:font-name="Helvetica" fo:font-size="9pt"/>
    </style:style>
    <style:style style:name="P21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22" style:family="paragraph" style:parent-style-name="Table_20_Contents">
      <style:paragraph-properties fo:margin-left="8.992cm" fo:margin-right="0cm" fo:margin-top="0cm" fo:margin-bottom="0.499cm" loext:contextual-spacing="false" fo:text-indent="-8.992cm" style:auto-text-indent="false"/>
      <style:text-properties fo:color="#ffffff" style:font-name-asian="Helvetica" style:font-size-asian="9pt" style:font-weight-asian="bold"/>
    </style:style>
    <style:style style:name="T1" style:family="text">
      <style:text-properties style:font-name="Calibri" fo:font-size="22pt" fo:font-weight="bold"/>
    </style:style>
    <style:style style:name="T2" style:family="text">
      <style:text-properties style:font-name-asian="Calibri" style:font-size-asian="22pt" style:font-weight-asian="bold"/>
    </style:style>
    <style:style style:name="T3" style:family="text">
      <style:text-properties style:font-name="Calibri Light" fo:font-weight="bold"/>
    </style:style>
    <style:style style:name="T4" style:family="text">
      <style:text-properties style:font-name-asian="Calibri Light" style:font-weight-asian="bold"/>
    </style:style>
    <style:style style:name="T5" style:family="text">
      <style:text-properties officeooo:rsid="00209f5f" style:font-name-asian="Calibri Light" style:font-weight-asian="bold"/>
    </style:style>
    <style:style style:name="T6" style:family="text">
      <style:text-properties fo:color="#333333" style:font-name="Helvetica"/>
    </style:style>
    <style:style style:name="T7" style:family="text">
      <style:text-properties fo:color="#333333" style:font-name="Helvetica" fo:font-size="9pt"/>
    </style:style>
    <style:style style:name="T8" style:family="text">
      <style:text-properties fo:color="#333333" style:font-name="Helvetica" fo:font-size="9pt" style:font-name-asian="微软雅黑"/>
    </style:style>
    <style:style style:name="T9" style:family="text">
      <style:text-properties fo:color="#333333" style:font-name="Helvetica" style:font-name-asian="微软雅黑"/>
    </style:style>
    <style:style style:name="T10" style:family="text">
      <style:text-properties fo:color="#333333" style:font-name-asian="微软雅黑"/>
    </style:style>
    <style:style style:name="T11" style:family="text">
      <style:text-properties fo:color="#333333" style:font-name-asian="微软雅黑" style:font-size-asian="9pt"/>
    </style:style>
    <style:style style:name="T12" style:family="text">
      <style:text-properties fo:color="#333333" style:font-name-asian="Helvetica"/>
    </style:style>
    <style:style style:name="T13" style:family="text">
      <style:text-properties fo:color="#333333" style:font-name-asian="Helvetica" style:font-size-asian="9pt"/>
    </style:style>
    <style:style style:name="T14" style:family="text">
      <style:text-properties style:font-name="Helvetica" fo:font-size="9pt"/>
    </style:style>
    <style:style style:name="T15" style:family="text">
      <style:text-properties style:font-name="Helvetica" fo:font-size="9pt" officeooo:rsid="002175f0"/>
    </style:style>
    <style:style style:name="T16" style:family="text">
      <style:text-properties style:font-name="Helvetica" fo:font-size="20.5499992370605pt" officeooo:rsid="002175f0" style:font-size-complex="20.5499992370605pt"/>
    </style:style>
    <style:style style:name="T17" style:family="text">
      <style:text-properties style:font-name-asian="Helvetica" style:font-size-asian="9pt"/>
    </style:style>
    <style:style style:name="T18" style:family="text">
      <style:text-properties fo:color="#ff0000" style:font-name="Helvetica"/>
    </style:style>
    <style:style style:name="T19" style:family="text">
      <style:text-properties fo:color="#ff0000" style:font-name="Helvetica" fo:font-size="9pt"/>
    </style:style>
    <style:style style:name="T20" style:family="text">
      <style:text-properties fo:color="#ffffff" style:font-name-asian="Helvetica" style:font-size-asian="9pt" style:font-weight-asian="bold"/>
    </style:style>
    <style:style style:name="T21" style:family="text">
      <style:text-properties fo:color="#ffffff" style:font-name="Helvetica" fo:font-size="9pt" fo:font-weight="bold"/>
    </style:style>
    <style:style style:name="T22" style:family="text">
      <style:text-properties fo:font-size="18.25pt" style:font-name-asian="Calibri Light" style:font-weight-asian="bold" style:font-size-complex="18.25pt"/>
    </style:style>
    <style:style style:name="T23" style:family="text">
      <style:text-properties officeooo:rsid="00217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1 6.MySQL</text:span><text:span text:style-name="T2">数据类型</text:span></text:h>
      <text:h text:style-name="P12" text:outline-level="2"><text:span text:style-name="T3">1.1</text:span><text:span text:style-name="T4">数值类型</text:span></text:h>
      <text:p text:style-name="P3"><text:span text:style-name="T5">整数</text:span><text:span text:style-name="T4">常用: </text:span><text:span text:style-name="T22">int和 integer</text:span></text:p>
      <text:p text:style-name="P4"><text:span text:style-name="T22">小数常用：float</text:span></text:p>
      <text:p text:style-name="P6"><text:span text:style-name="T6">MySQL</text:span><text:span text:style-name="T10">支持所有标准</text:span><text:span text:style-name="T6">SQL</text:span><text:span text:style-name="T10">数值数据类型。</text:span></text:p>
      <text:p text:style-name="P6"><text:span text:style-name="T10">这些类型包括严格数值数据类型</text:span><text:span text:style-name="T6">(INTEGER</text:span><text:span text:style-name="T10">、</text:span><text:span text:style-name="T6">SMALLINT</text:span><text:span text:style-name="T10">、</text:span><text:span text:style-name="T6">DECIMAL</text:span><text:span text:style-name="T10">和</text:span><text:span text:style-name="T6">NUMERIC)</text:span><text:span text:style-name="T10">，以及近似数值数据类型</text:span><text:span text:style-name="T6">(FLOAT</text:span><text:span text:style-name="T10">、</text:span><text:span text:style-name="T6">REAL</text:span><text:span text:style-name="T10">和</text:span><text:span text:style-name="T6">DOUBLE PRECISION)</text:span><text:span text:style-name="T10">。</text:span></text:p>
      <text:p text:style-name="P6"><text:span text:style-name="T10">关键字</text:span><text:span text:style-name="T6">INT</text:span><text:span text:style-name="T10">是</text:span><text:span text:style-name="T6">INTEGER</text:span><text:span text:style-name="T10">的同义词，关键字</text:span><text:span text:style-name="T6">DEC</text:span><text:span text:style-name="T10">是</text:span><text:span text:style-name="T6">DECIMAL</text:span><text:span text:style-name="T10">的同义词。</text:span></text:p>
      <text:p text:style-name="P9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2">类型</text:p>
          </table:table-cell>
          <table:table-cell table:style-name="表格1.B1" office:value-type="string">
            <text:p text:style-name="P16">大小</text:p>
          </table:table-cell>
          <table:table-cell table:style-name="表格1.B1" office:value-type="string">
            <text:p text:style-name="P16">范围（有符号）</text:p>
          </table:table-cell>
          <table:table-cell table:style-name="表格1.B1" office:value-type="string">
            <text:p text:style-name="P16">范围（无符号）</text:p>
          </table:table-cell>
          <table:table-cell table:style-name="表格1.B1" office:value-type="string">
            <text:p text:style-name="P16">用途</text:p>
          </table:table-cell>
        </table:table-row>
        <table:table-row>
          <table:table-cell table:style-name="表格1.A2" office:value-type="string">
            <text:p text:style-name="P18">TINYINT</text:p>
          </table:table-cell>
          <table:table-cell table:style-name="表格1.B2" office:value-type="string">
            <text:p text:style-name="P17"><text:span text:style-name="T14">1 </text:span><text:span text:style-name="T17">字节</text:span></text:p>
          </table:table-cell>
          <table:table-cell table:style-name="表格1.B2" office:value-type="string">
            <text:p text:style-name="P17"><text:span text:style-name="T14">(-128</text:span><text:span text:style-name="T17">，</text:span><text:span text:style-name="T14">127)</text:span></text:p>
          </table:table-cell>
          <table:table-cell table:style-name="表格1.B2" office:value-type="string">
            <text:p text:style-name="P17"><text:span text:style-name="T14">(0</text:span><text:span text:style-name="T17">，</text:span><text:span text:style-name="T14">255)</text:span></text:p>
          </table:table-cell>
          <table:table-cell table:style-name="表格1.B2" office:value-type="string">
            <text:p text:style-name="P19">小整数值</text:p>
          </table:table-cell>
        </table:table-row>
        <table:table-row>
          <table:table-cell table:style-name="表格1.A3" office:value-type="string">
            <text:p text:style-name="P18">SMALLINT</text:p>
          </table:table-cell>
          <table:table-cell table:style-name="表格1.B3" office:value-type="string">
            <text:p text:style-name="P17"><text:span text:style-name="T14">2 </text:span><text:span text:style-name="T17">字节</text:span></text:p>
          </table:table-cell>
          <table:table-cell table:style-name="表格1.B3" office:value-type="string">
            <text:p text:style-name="P17"><text:span text:style-name="T14">(-32 768</text:span><text:span text:style-name="T17">，</text:span><text:span text:style-name="T14">32 767)</text:span></text:p>
          </table:table-cell>
          <table:table-cell table:style-name="表格1.B3" office:value-type="string">
            <text:p text:style-name="P17"><text:span text:style-name="T14">(0</text:span><text:span text:style-name="T17">，</text:span><text:span text:style-name="T14">65 535)</text:span></text:p>
          </table:table-cell>
          <table:table-cell table:style-name="表格1.B3" office:value-type="string">
            <text:p text:style-name="P19">大整数值</text:p>
          </table:table-cell>
        </table:table-row>
        <table:table-row>
          <table:table-cell table:style-name="表格1.A2" office:value-type="string">
            <text:p text:style-name="P18">MEDIUMINT</text:p>
          </table:table-cell>
          <table:table-cell table:style-name="表格1.B2" office:value-type="string">
            <text:p text:style-name="P17"><text:span text:style-name="T14">3 </text:span><text:span text:style-name="T17">字节</text:span></text:p>
          </table:table-cell>
          <table:table-cell table:style-name="表格1.B2" office:value-type="string">
            <text:p text:style-name="P17"><text:span text:style-name="T14">(-8 388 608</text:span><text:span text:style-name="T17">，</text:span><text:span text:style-name="T14">8 388 607)</text:span></text:p>
          </table:table-cell>
          <table:table-cell table:style-name="表格1.B2" office:value-type="string">
            <text:p text:style-name="P17"><text:span text:style-name="T14">(0</text:span><text:span text:style-name="T17">，</text:span><text:span text:style-name="T14">16 777 215)</text:span></text:p>
          </table:table-cell>
          <table:table-cell table:style-name="表格1.B2" office:value-type="string">
            <text:p text:style-name="P19">大整数值</text:p>
          </table:table-cell>
        </table:table-row>
        <table:table-row>
          <table:table-cell table:style-name="表格1.A3" office:value-type="string">
            <text:p text:style-name="P21"><text:span text:style-name="T18">INT</text:span><text:span text:style-name="T12">或</text:span><text:span text:style-name="T6">INTEGER</text:span></text:p>
          </table:table-cell>
          <table:table-cell table:style-name="表格1.B3" office:value-type="string">
            <text:p text:style-name="P17"><text:span text:style-name="T14">4 </text:span><text:span text:style-name="T17">字节</text:span></text:p>
          </table:table-cell>
          <table:table-cell table:style-name="表格1.B3" office:value-type="string">
            <text:p text:style-name="P17"><text:span text:style-name="T14">(-2 147 483 648</text:span><text:span text:style-name="T17">，</text:span><text:span text:style-name="T14">2 147 483 647)</text:span></text:p>
          </table:table-cell>
          <table:table-cell table:style-name="表格1.B3" office:value-type="string">
            <text:p text:style-name="P17"><text:span text:style-name="T14">(0</text:span><text:span text:style-name="T17">，</text:span><text:span text:style-name="T14">4 294 967 295)</text:span></text:p>
          </table:table-cell>
          <table:table-cell table:style-name="表格1.B3" office:value-type="string">
            <text:p text:style-name="P19">大整数值</text:p>
          </table:table-cell>
        </table:table-row>
        <table:table-row>
          <table:table-cell table:style-name="表格1.A2" office:value-type="string">
            <text:p text:style-name="P18">BIGINT</text:p>
          </table:table-cell>
          <table:table-cell table:style-name="表格1.B2" office:value-type="string">
            <text:p text:style-name="P17"><text:span text:style-name="T14">8 </text:span><text:span text:style-name="T17">字节</text:span></text:p>
          </table:table-cell>
          <table:table-cell table:style-name="表格1.B2" office:value-type="string">
            <text:p text:style-name="P17"><text:span text:style-name="T14">(-9 233 372 036 854 775 808</text:span><text:span text:style-name="T17">，</text:span><text:span text:style-name="T14">9 223 372 036 854 775 807)</text:span></text:p>
          </table:table-cell>
          <table:table-cell table:style-name="表格1.B2" office:value-type="string">
            <text:p text:style-name="P17"><text:span text:style-name="T14">(0</text:span><text:span text:style-name="T17">，</text:span><text:span text:style-name="T14">18 446 744 073 709 551 615)</text:span></text:p>
          </table:table-cell>
          <table:table-cell table:style-name="表格1.B2" office:value-type="string">
            <text:p text:style-name="P19">极大整数值</text:p>
          </table:table-cell>
        </table:table-row>
        <table:table-row>
          <table:table-cell table:style-name="表格1.A3" office:value-type="string">
            <text:p text:style-name="P20">FLOAT</text:p>
          </table:table-cell>
          <table:table-cell table:style-name="表格1.B3" office:value-type="string">
            <text:p text:style-name="P17"><text:span text:style-name="T14">4 </text:span><text:span text:style-name="T17">字节</text:span></text:p>
          </table:table-cell>
          <table:table-cell table:style-name="表格1.B3" office:value-type="string">
            <text:p text:style-name="P17"><text:span text:style-name="T14">(-3.402 823 466 E+38</text:span><text:span text:style-name="T17">，</text:span><text:span text:style-name="T14">1.175 494 351 E-38)</text:span><text:span text:style-name="T17">，</text:span><text:span text:style-name="T14">0</text:span><text:span text:style-name="T17">，</text:span><text:span text:style-name="T14">(1.175 494 351 E-38</text:span><text:span text:style-name="T17">，</text:span><text:span text:style-name="T14">3.402 823 466 351 E+38)</text:span></text:p>
          </table:table-cell>
          <table:table-cell table:style-name="表格1.B3" office:value-type="string">
            <text:p text:style-name="P17"><text:span text:style-name="T14">0</text:span><text:span text:style-name="T17">，</text:span><text:span text:style-name="T14">(1.175 494 351 E-38</text:span><text:span text:style-name="T17">，</text:span><text:span text:style-name="T14">3.402 823 466 E+38)</text:span></text:p>
          </table:table-cell>
          <table:table-cell table:style-name="表格1.B3" office:value-type="string">
            <text:p text:style-name="P15"><text:span text:style-name="T13">单精度</text:span><text:span text:style-name="T7"><text:line-break/></text:span><text:span text:style-name="T13">浮点数值</text:span></text:p>
          </table:table-cell>
        </table:table-row>
        <table:table-row>
          <table:table-cell table:style-name="表格1.A2" office:value-type="string">
            <text:p text:style-name="P18">DOUBLE</text:p>
          </table:table-cell>
          <table:table-cell table:style-name="表格1.B2" office:value-type="string">
            <text:p text:style-name="P17"><text:span text:style-name="T14">8 </text:span><text:span text:style-name="T17">字节</text:span></text:p>
          </table:table-cell>
          <table:table-cell table:style-name="表格1.B2" office:value-type="string">
            <text:p text:style-name="P17"><text:span text:style-name="T14">(1.797 693 134 862 315 7 E+308</text:span><text:span text:style-name="T17">，</text:span><text:span text:style-name="T14">2.225 073 858 507 201 4 E-308)</text:span><text:span text:style-name="T17">，</text:span><text:span text:style-name="T14">0</text:span><text:span text:style-name="T17">，</text:span><text:span text:style-name="T14">(2.225 073 858 507 201 4 E-308</text:span><text:span text:style-name="T17">，</text:span><text:span text:style-name="T14">1.797 693 134 862 315 7 E+308)</text:span></text:p>
          </table:table-cell>
          <table:table-cell table:style-name="表格1.B2" office:value-type="string">
            <text:p text:style-name="P17"><text:span text:style-name="T14">0</text:span><text:span text:style-name="T17">，</text:span><text:span text:style-name="T14">(2.225 073 858 507 201 4 E-308</text:span><text:span text:style-name="T17">，</text:span><text:span text:style-name="T14">1.797 693 134 862 315 7 E+308)</text:span></text:p>
          </table:table-cell>
          <table:table-cell table:style-name="表格1.B2" office:value-type="string">
            <text:p text:style-name="P15"><text:span text:style-name="T13">双精度</text:span><text:span text:style-name="T7"><text:line-break/></text:span><text:span text:style-name="T13">浮点数值</text:span></text:p>
          </table:table-cell>
        </table:table-row>
        <table:table-row>
          <table:table-cell table:style-name="表格1.A3" office:value-type="string">
            <text:p text:style-name="P18">DECIMAL</text:p>
          </table:table-cell>
          <table:table-cell table:style-name="表格1.B3" office:value-type="string">
            <text:p text:style-name="P17"><text:span text:style-name="T17">对</text:span><text:span text:style-name="T14">DECIMAL(M,D) </text:span><text:span text:style-name="T17">，如果</text:span><text:span text:style-name="T14">M&gt;D</text:span><text:span text:style-name="T17">，</text:span><text:soft-page-break/><text:span text:style-name="T17">为</text:span><text:span text:style-name="T14">M+2</text:span><text:span text:style-name="T17">否则为</text:span><text:span text:style-name="T14">D+2</text:span></text:p>
          </table:table-cell>
          <table:table-cell table:style-name="表格1.B3" office:value-type="string">
            <text:p text:style-name="P17"><text:span text:style-name="T17">依赖于</text:span><text:span text:style-name="T14">M</text:span><text:span text:style-name="T17">和</text:span><text:span text:style-name="T14">D</text:span><text:span text:style-name="T17">的值</text:span></text:p>
          </table:table-cell>
          <table:table-cell table:style-name="表格1.B3" office:value-type="string">
            <text:p text:style-name="P17"><text:span text:style-name="T17">依赖于</text:span><text:span text:style-name="T14">M</text:span><text:span text:style-name="T17">和</text:span><text:span text:style-name="T14">D</text:span><text:span text:style-name="T17">的值</text:span></text:p>
          </table:table-cell>
          <table:table-cell table:style-name="表格1.B3" office:value-type="string">
            <text:p text:style-name="P19">小数值</text:p>
          </table:table-cell>
        </table:table-row>
      </table:table>
      <text:p text:style-name="P9"/>
      <text:p text:style-name="P1"><text:span text:style-name="T7"/></text:p>
      <text:p text:style-name="P2"><text:span text:style-name="T6">BIT</text:span><text:span text:style-name="T10">数据类型保存位字段值，并且支持</text:span><text:span text:style-name="T6">MyISAM</text:span><text:span text:style-name="T10">、</text:span><text:span text:style-name="T6">MEMORY</text:span><text:span text:style-name="T10">、</text:span><text:span text:style-name="T6">InnoDB</text:span><text:span text:style-name="T10">和</text:span><text:span text:style-name="T6">BDB</text:span><text:span text:style-name="T10">表。</text:span></text:p>
      <text:p text:style-name="P7"><text:span text:style-name="T10">作为</text:span><text:span text:style-name="T6">SQL</text:span><text:span text:style-name="T10">标准的扩展，</text:span><text:span text:style-name="T6">MySQL</text:span><text:span text:style-name="T10">也支持整数类型</text:span><text:span text:style-name="T6">TINYINT</text:span><text:span text:style-name="T10">、</text:span><text:span text:style-name="T6">MEDIUMINT</text:span><text:span text:style-name="T10">和</text:span><text:span text:style-name="T6">BIGINT</text:span><text:span text:style-name="T10">。下面的表显示了需要的每个整数类型的存储和范围。</text:span></text:p>
      <text:p text:style-name="P2"/>
      <text:h text:style-name="P14" text:outline-level="2">日期和时间类型</text:h>
      <text:p text:style-name="P8">日期常用：date 和 datetime和timestamp </text:p>
      <text:p text:style-name="P6"><text:span text:style-name="T10">表示时间值的日期和时间类型为</text:span><text:span text:style-name="T6">DATETIME</text:span><text:span text:style-name="T10">、</text:span><text:span text:style-name="T6">DATE</text:span><text:span text:style-name="T10">、</text:span><text:span text:style-name="T6">TIMESTAMP</text:span><text:span text:style-name="T10">、</text:span><text:span text:style-name="T6">TIME</text:span><text:span text:style-name="T10">和</text:span><text:span text:style-name="T6">YEAR</text:span><text:span text:style-name="T10">。</text:span></text:p>
      <text:p text:style-name="P6"><text:span text:style-name="T10">每个时间类型有一个有效值范围和一个</text:span><text:span text:style-name="T6">"</text:span><text:span text:style-name="T10">零</text:span><text:span text:style-name="T6">"</text:span><text:span text:style-name="T10">值，当指定不合法的</text:span><text:span text:style-name="T6">MySQL</text:span><text:span text:style-name="T10">不能表示的值时使用</text:span><text:span text:style-name="T6">"</text:span><text:span text:style-name="T10">零</text:span><text:span text:style-name="T6">"</text:span><text:span text:style-name="T10">值。</text:span></text:p>
      <text:p text:style-name="P9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16">类型</text:p>
          </table:table-cell>
          <table:table-cell table:style-name="表格2.B1" office:value-type="string">
            <text:p text:style-name="P15"><text:span text:style-name="T20">大小</text:span><text:span text:style-name="T21"><text:line-break/>(</text:span><text:span text:style-name="T20">字节</text:span><text:span text:style-name="T21">)</text:span></text:p>
          </table:table-cell>
          <table:table-cell table:style-name="表格2.B1" office:value-type="string">
            <text:p text:style-name="P16">范围</text:p>
          </table:table-cell>
          <table:table-cell table:style-name="表格2.B1" office:value-type="string">
            <text:p text:style-name="P16">格式</text:p>
          </table:table-cell>
          <table:table-cell table:style-name="表格2.B1" office:value-type="string">
            <text:p text:style-name="P16">用途</text:p>
          </table:table-cell>
        </table:table-row>
        <table:table-row>
          <table:table-cell table:style-name="表格2.A2" office:value-type="string">
            <text:p text:style-name="P20">DATE</text:p>
          </table:table-cell>
          <table:table-cell table:style-name="表格2.B2" office:value-type="string">
            <text:p text:style-name="P18">3</text:p>
          </table:table-cell>
          <table:table-cell table:style-name="表格2.B2" office:value-type="string">
            <text:p text:style-name="P18">1000-01-01/9999-12-31</text:p>
          </table:table-cell>
          <table:table-cell table:style-name="表格2.B2" office:value-type="string">
            <text:p text:style-name="P18">YYYY-MM-DD</text:p>
          </table:table-cell>
          <table:table-cell table:style-name="表格2.B2" office:value-type="string">
            <text:p text:style-name="P19">日期值</text:p>
          </table:table-cell>
        </table:table-row>
        <table:table-row>
          <table:table-cell table:style-name="表格2.A3" office:value-type="string">
            <text:p text:style-name="P18">TIME</text:p>
          </table:table-cell>
          <table:table-cell table:style-name="表格2.B3" office:value-type="string">
            <text:p text:style-name="P18">3</text:p>
          </table:table-cell>
          <table:table-cell table:style-name="表格2.B3" office:value-type="string">
            <text:p text:style-name="P18">'-838:59:59'/'838:59:59'</text:p>
          </table:table-cell>
          <table:table-cell table:style-name="表格2.B3" office:value-type="string">
            <text:p text:style-name="P18">HH:MM:SS</text:p>
          </table:table-cell>
          <table:table-cell table:style-name="表格2.B3" office:value-type="string">
            <text:p text:style-name="P19">时间值或持续时间</text:p>
          </table:table-cell>
        </table:table-row>
        <table:table-row>
          <table:table-cell table:style-name="表格2.A2" office:value-type="string">
            <text:p text:style-name="P18">YEAR</text:p>
          </table:table-cell>
          <table:table-cell table:style-name="表格2.B2" office:value-type="string">
            <text:p text:style-name="P18">1</text:p>
          </table:table-cell>
          <table:table-cell table:style-name="表格2.B2" office:value-type="string">
            <text:p text:style-name="P18">1901/2155</text:p>
          </table:table-cell>
          <table:table-cell table:style-name="表格2.B2" office:value-type="string">
            <text:p text:style-name="P18">YYYY</text:p>
          </table:table-cell>
          <table:table-cell table:style-name="表格2.B2" office:value-type="string">
            <text:p text:style-name="P19">年份值</text:p>
          </table:table-cell>
        </table:table-row>
        <table:table-row>
          <table:table-cell table:style-name="表格2.A3" office:value-type="string">
            <text:p text:style-name="P20">DATETIME</text:p>
          </table:table-cell>
          <table:table-cell table:style-name="表格2.B3" office:value-type="string">
            <text:p text:style-name="P18">8</text:p>
          </table:table-cell>
          <table:table-cell table:style-name="表格2.B3" office:value-type="string">
            <text:p text:style-name="P18">1000-01-01 00:00:00/9999-12-31 23:59:59</text:p>
          </table:table-cell>
          <table:table-cell table:style-name="表格2.B3" office:value-type="string">
            <text:p text:style-name="P18">YYYY-MM-DD HH:MM:SS</text:p>
          </table:table-cell>
          <table:table-cell table:style-name="表格2.B3" office:value-type="string">
            <text:p text:style-name="P19">混合日期和时间值</text:p>
          </table:table-cell>
        </table:table-row>
        <table:table-row>
          <table:table-cell table:style-name="表格2.A2" office:value-type="string">
            <text:p text:style-name="P20">TIMESTAMP</text:p>
          </table:table-cell>
          <table:table-cell table:style-name="表格2.B2" office:value-type="string">
            <text:p text:style-name="P18">8</text:p>
          </table:table-cell>
          <table:table-cell table:style-name="表格2.B2" office:value-type="string">
            <text:p text:style-name="P17"><text:span text:style-name="T14">1970-01-01 00:00:00/2037 </text:span><text:span text:style-name="T17">年某时</text:span></text:p>
          </table:table-cell>
          <table:table-cell table:style-name="表格2.B2" office:value-type="string">
            <text:p text:style-name="P18">YYYYMMDD HHMMSS</text:p>
          </table:table-cell>
          <table:table-cell table:style-name="表格2.B2" office:value-type="string">
            <text:p text:style-name="P19">混合日期和时间值，时间戳</text:p>
          </table:table-cell>
        </table:table-row>
      </table:table>
      <text:p text:style-name="P2"><text:span text:style-name="T6">TIMESTAMP</text:span><text:span text:style-name="T10">类型有专有的自动更新特性，将在后面描述。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h text:style-name="P13" text:outline-level="2">字符串类型</text:h>
      <text:p text:style-name="P5">字符串常用:varchar 和blob（二进制） 和text(文本)<text:span text:style-name="T23">和</text:span><text:span text:style-name="T16">longtext(极大文本)</text:span></text:p>
      <text:p text:style-name="P6"><text:span text:style-name="T10">字符串类型指</text:span><text:span text:style-name="T6">CHAR</text:span><text:span text:style-name="T10">、</text:span><text:span text:style-name="T6">VARCHAR</text:span><text:span text:style-name="T10">、</text:span><text:span text:style-name="T6">BINARY</text:span><text:span text:style-name="T10">、</text:span><text:span text:style-name="T6">VARBINARY</text:span><text:span text:style-name="T10">、</text:span><text:span text:style-name="T6">BLOB</text:span><text:span text:style-name="T10">、</text:span><text:span text:style-name="T6">TEXT</text:span><text:span text:style-name="T10">、</text:span><text:span text:style-name="T6">ENUM</text:span><text:span text:style-name="T10">和</text:span><text:span text:style-name="T6">SET</text:span><text:span text:style-name="T10">。该节描述了这些类型如何工作以及如何在查询中使用这些类型。</text:span></text:p>
      <text:p text:style-name="P6"><text:span text:style-name="T10"/>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6">类型</text:p>
          </table:table-cell>
          <table:table-cell table:style-name="表格3.B1" office:value-type="string">
            <text:p text:style-name="P16">大小</text:p>
          </table:table-cell>
          <table:table-cell table:style-name="表格3.B1" office:value-type="string">
            <text:p text:style-name="P16">用途</text:p>
          </table:table-cell>
        </table:table-row>
        <table:table-row>
          <table:table-cell table:style-name="表格3.A2" office:value-type="string">
            <text:p text:style-name="P18">CHAR</text:p>
          </table:table-cell>
          <table:table-cell table:style-name="表格3.B2" office:value-type="string">
            <text:p text:style-name="P17"><text:span text:style-name="T14">0-255</text:span><text:span text:style-name="T17">字节</text:span></text:p>
          </table:table-cell>
          <table:table-cell table:style-name="表格3.B2" office:value-type="string">
            <text:p text:style-name="P19">定长字符串</text:p>
          </table:table-cell>
        </table:table-row>
        <table:table-row>
          <table:table-cell table:style-name="表格3.A3" office:value-type="string">
            <text:p text:style-name="P20">VARCHAR</text:p>
          </table:table-cell>
          <table:table-cell table:style-name="表格3.B3" office:value-type="string">
            <text:p text:style-name="P17"><text:span text:style-name="T14">0-65535 </text:span><text:span text:style-name="T17">字节</text:span></text:p>
          </table:table-cell>
          <table:table-cell table:style-name="表格3.B3" office:value-type="string">
            <text:p text:style-name="P19">变长字符串</text:p>
          </table:table-cell>
        </table:table-row>
        <table:table-row>
          <table:table-cell table:style-name="表格3.A2" office:value-type="string">
            <text:p text:style-name="P18">TINYBLOB</text:p>
          </table:table-cell>
          <table:table-cell table:style-name="表格3.B2" office:value-type="string">
            <text:p text:style-name="P17"><text:span text:style-name="T14">0-255</text:span><text:span text:style-name="T17">字节</text:span></text:p>
          </table:table-cell>
          <table:table-cell table:style-name="表格3.B2" office:value-type="string">
            <text:p text:style-name="P17"><text:span text:style-name="T17">不超过 </text:span><text:span text:style-name="T14">255 </text:span><text:span text:style-name="T17">个字符的二进制字符串</text:span></text:p>
          </table:table-cell>
        </table:table-row>
        <table:table-row>
          <table:table-cell table:style-name="表格3.A3" office:value-type="string">
            <text:p text:style-name="P18">TINYTEXT</text:p>
          </table:table-cell>
          <table:table-cell table:style-name="表格3.B3" office:value-type="string">
            <text:p text:style-name="P17"><text:span text:style-name="T14">0-255</text:span><text:span text:style-name="T17">字节</text:span></text:p>
          </table:table-cell>
          <table:table-cell table:style-name="表格3.B3" office:value-type="string">
            <text:p text:style-name="P19">短文本字符串</text:p>
          </table:table-cell>
        </table:table-row>
        <table:table-row>
          <table:table-cell table:style-name="表格3.A2" office:value-type="string">
            <text:p text:style-name="P20">BLOB</text:p>
          </table:table-cell>
          <table:table-cell table:style-name="表格3.B2" office:value-type="string">
            <text:p text:style-name="P17"><text:span text:style-name="T14">0-65 535</text:span><text:span text:style-name="T17">字节</text:span></text:p>
          </table:table-cell>
          <table:table-cell table:style-name="表格3.B2" office:value-type="string">
            <text:p text:style-name="P19">二进制形式的长文本数据</text:p>
          </table:table-cell>
        </table:table-row>
        <table:table-row>
          <table:table-cell table:style-name="表格3.A3" office:value-type="string">
            <text:p text:style-name="P20">TEXT</text:p>
          </table:table-cell>
          <table:table-cell table:style-name="表格3.B3" office:value-type="string">
            <text:p text:style-name="P17"><text:span text:style-name="T14">0-65 535</text:span><text:span text:style-name="T17">字节</text:span></text:p>
          </table:table-cell>
          <table:table-cell table:style-name="表格3.B3" office:value-type="string">
            <text:p text:style-name="P19">长文本数据</text:p>
          </table:table-cell>
        </table:table-row>
        <table:table-row>
          <table:table-cell table:style-name="表格3.A2" office:value-type="string">
            <text:p text:style-name="P18">MEDIUMBLOB</text:p>
          </table:table-cell>
          <table:table-cell table:style-name="表格3.B2" office:value-type="string">
            <text:p text:style-name="P17"><text:span text:style-name="T14">0-16 777 215</text:span><text:span text:style-name="T17">字节</text:span></text:p>
          </table:table-cell>
          <table:table-cell table:style-name="表格3.B2" office:value-type="string">
            <text:p text:style-name="P19">二进制形式的中等长度文本数据</text:p>
          </table:table-cell>
        </table:table-row>
        <table:table-row>
          <table:table-cell table:style-name="表格3.A3" office:value-type="string">
            <text:p text:style-name="P18">MEDIUMTEXT</text:p>
          </table:table-cell>
          <table:table-cell table:style-name="表格3.B3" office:value-type="string">
            <text:p text:style-name="P17"><text:span text:style-name="T14">0-16 777 215</text:span><text:span text:style-name="T17">字节</text:span></text:p>
          </table:table-cell>
          <table:table-cell table:style-name="表格3.B3" office:value-type="string">
            <text:p text:style-name="P19">中等长度文本数据</text:p>
          </table:table-cell>
        </table:table-row>
        <table:table-row>
          <table:table-cell table:style-name="表格3.A2" office:value-type="string">
            <text:p text:style-name="P18">LONGBLOB</text:p>
          </table:table-cell>
          <table:table-cell table:style-name="表格3.B2" office:value-type="string">
            <text:p text:style-name="P17"><text:span text:style-name="T14">0-4 294 967 295</text:span><text:span text:style-name="T17">字节</text:span></text:p>
          </table:table-cell>
          <table:table-cell table:style-name="表格3.B2" office:value-type="string">
            <text:p text:style-name="P19">二进制形式的极大文本数据</text:p>
          </table:table-cell>
        </table:table-row>
        <table:table-row>
          <table:table-cell table:style-name="表格3.A3" office:value-type="string">
            <text:p text:style-name="P20">LONGTEXT</text:p>
          </table:table-cell>
          <table:table-cell table:style-name="表格3.B3" office:value-type="string">
            <text:p text:style-name="P17"><text:span text:style-name="T14">0-4 294 967 295</text:span><text:span text:style-name="T17">字节</text:span></text:p>
          </table:table-cell>
          <table:table-cell table:style-name="表格3.B3" office:value-type="string">
            <text:p text:style-name="P19">极大文本数据</text:p>
          </table:table-cell>
        </table:table-row>
      </table:table>
      <text:p text:style-name="P6"><text:span text:style-name="T10"/></text:p>
      <text:p text:style-name="P6"><text:span text:style-name="T9">CHAR</text:span><text:span text:style-name="T10">和</text:span><text:span text:style-name="T9">VARCHAR</text:span><text:span text:style-name="T10">类型类似，但它们保存和检索的方式不同。它们的最大长度和是否尾部空格被保留等方面也不同。在存储或检索过</text:span><text:soft-page-break/><text:span text:style-name="T10">程中不进行大小写转换。</text:span></text:p>
      <text:p text:style-name="P6"><text:span text:style-name="T6">BINARY</text:span><text:span text:style-name="T10">和</text:span><text:span text:style-name="T6">VARBINARY</text:span><text:span text:style-name="T10">类类似于</text:span><text:span text:style-name="T6">CHAR</text:span><text:span text:style-name="T10">和</text:span><text:span text:style-name="T6">VARCHAR</text:span><text:span text:style-name="T10">，不同的是它们包含二进制字符串而不要非二进制字符串。也就是说，它们包含字节字符串而不是字符字符串。这说明它们没有字符集，并且排序和比较基于列值字节的数值值。</text:span></text:p>
      <text:p text:style-name="P6"><text:span text:style-name="T6">BLOB</text:span><text:span text:style-name="T10">是一个二进制大对象，可以容纳可变数量的数据。有</text:span><text:span text:style-name="T6">4</text:span><text:span text:style-name="T10">种</text:span><text:span text:style-name="T6">BLOB</text:span><text:span text:style-name="T10">类型：</text:span><text:span text:style-name="T6">TINYBLOB</text:span><text:span text:style-name="T10">、</text:span><text:span text:style-name="T6">BLOB</text:span><text:span text:style-name="T10">、</text:span><text:span text:style-name="T6">MEDIUMBLOB</text:span><text:span text:style-name="T10">和</text:span><text:span text:style-name="T6">LONGBLOB</text:span><text:span text:style-name="T10">。它们只是可容纳值的最大长度不同。</text:span></text:p>
      <text:p text:style-name="P6"><text:span text:style-name="T10">有</text:span><text:span text:style-name="T6">4</text:span><text:span text:style-name="T10">种</text:span><text:span text:style-name="T6">TEXT</text:span><text:span text:style-name="T10">类型：</text:span><text:span text:style-name="T6">TINYTEXT</text:span><text:span text:style-name="T10">、</text:span><text:span text:style-name="T6">TEXT</text:span><text:span text:style-name="T10">、</text:span><text:span text:style-name="T6">MEDIUMTEXT</text:span><text:span text:style-name="T10">和</text:span><text:span text:style-name="T6">LONGTEXT</text:span><text:span text:style-name="T10">。这些对应</text:span><text:span text:style-name="T6">4</text:span><text:span text:style-name="T10">种</text:span><text:span text:style-name="T6">BLOB</text:span><text:span text:style-name="T10">类型，有相同的最大长度和存储需求。</text:span></text:p>
      <text:p text:style-name="P6"><text:span text:style-name="T10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Helvetica" svg:font-family="Helvetica"/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</meta:editing-duration>
    <meta:editing-cycles>6</meta:editing-cycles>
    <meta:generator>LibreOffice/5.3.0.3$Windows_X86_64 LibreOffice_project/7074905676c47b82bbcfbea1aeefc84afe1c50e1</meta:generator>
    <dc:date>2018-03-31T13:02:38.690000000</dc:date>
    <meta:document-statistic meta:table-count="3" meta:image-count="0" meta:object-count="0" meta:page-count="4" meta:paragraph-count="129" meta:word-count="1090" meta:character-count="2210" meta:non-whitespace-character-count="2078"/>
    <meta:user-defined meta:name="Info 1"/>
    <meta:user-defined meta:name="Info 2"/>
    <meta:user-defined meta:name="Info 3"/>
    <meta:user-defined meta:name="Info 4"/>
  </office:meta>
</office:document-meta>
</file>